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cessingPipeline.setupReader( Environment environ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rocessingPipeline.recyc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bstractProcessingPipeline.preparePipeline( Environment enviro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ProcessingPipeline.addTransformer( String role , String source , Parameters param , Parameters hintPar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ProcessingPipeline.getKeyForEventPip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ProcessingPipeline.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cessingPipeline.get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Pipeline.process( Environment environment , XMLConsumer consum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ProcessingPipeline.isInternal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Pipeline.processXMLPipeline( Environment enviro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ProcessingPipeline.getLocation( Parameters pa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rocessingPipeline.setGenerator( String role , String source , Parameters param , Parameters hintPar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ProcessingPipeline.parameterize(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rocessingPipeline.setMimeTypeForReader( Environment enviro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ProcessingPipeline.prepareInternalErrorHandler( Environment environment , ProcessingException 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ProcessingPipeline.informBranch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cessingPipeline.setupPipeline( Environment enviro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ProcessingPipeline.checkPipelin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rocessingPipeline.re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Pipelin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cessingPipeline.setMimeTypeForSerializer( Environment environ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ProcessingPipeline.processReader( Environment environ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ProcessingPipeline.connectPipeline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ProcessingPipeline.prepareInternal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rocessingPipeline.handleException( Exception 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ProcessingPipeline.process( Environment environ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ProcessingPipeline.processErrorHandler( Environment environment , ProcessingException e , XMLConsumer consum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ProcessingPipeline.setReader( String role , String source , Parameters param , String mim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ProcessingPipeline.setSerializer( String role , String source , Parameters param , Parameters hintParam , String mime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ProcessingPipeline.setup(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rocessingPipeline.getValidityForEventPip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Pipeline.parseExpires( String expir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AbstractProcessingPipeline.connect( Environment environment , XMLProducer producer ,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Pipeline.setErrorHandler( Sitemap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Pipeline.checkIfModified( Environment environment , long last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